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265ef" officeooo:paragraph-rsid="000265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Тема</text:p>
      <text:p text:style-name="P1"><text:tab/>Социална мрежа за събития – Event20</text:p>
      <text:p text:style-name="P1"/>
      <text:p text:style-name="P1">2. Изисквания:</text:p>
      <text:p text:style-name="P1">2.1. Три вида потребители – администратори, организатори на събития, обикновени потребители.</text:p>
      <text:p text:style-name="P1">2.2. Администраторите могат да одобряват организаторите на събития и да виждат статистика за сайта.</text:p>
      <text:p text:style-name="P1">2.3. Организаторите на събития могат да създават, редактират, изтриват събития.</text:p>
      <text:p text:style-name="P1">2.4. Обикновените потребители могат да се включват в събития, да ги коментират и да създават аматьорски събития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y Rangelov</meta:initial-creator>
    <meta:creation-date>2017-05-30T22:16:33.711034313</meta:creation-date>
    <meta:generator>LibreOffice/4.3.3.2$Linux_X86_64 LibreOffice_project/430m0$Build-2</meta:generator>
    <dc:date>2017-05-30T22:22:56.211014187</dc:date>
    <dc:creator>Nikolay Rangelov</dc:creator>
    <meta:editing-duration>PT5M10S</meta:editing-duration>
    <meta:editing-cycles>1</meta:editing-cycles>
    <meta:document-statistic meta:table-count="0" meta:image-count="0" meta:object-count="0" meta:page-count="1" meta:paragraph-count="7" meta:word-count="60" meta:character-count="439" meta:non-whitespace-character-count="383"/>
  </office:meta>
</office:document-meta>
</file>